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2.21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bitcoin-is-soaring-heres-why-its-not-ready-for-the-big-time/</text:p>
          </table:table-cell>
          <table:table-cell office:value-type="string" calcext:value-type="string">
            <text:p>Wired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is Soaring. Here’s Why It Is Not Ready for Big Ti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gulfnews.com/business/sectors/markets/want-to-issue-a-red-hot-initial-coin-offering-rule-no-1-is-do-very-little-work-1.2140450</text:p>
          </table:table-cell>
          <table:table-cell office:value-type="string" calcext:value-type="string">
            <text:p>Gulf News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Want to issue a red-hot initial coin offering? Rule no 1 is do very little 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bitcoin-global-warming/</text:p>
          </table:table-cell>
          <table:table-cell office:value-type="string" calcext:value-type="string">
            <text:p>Wired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The Hard Math Behind Bitcoin’s Global Warming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kxly.com/news/bitcoin-and-the-global-warming-crisis/673571561</text:p>
          </table:table-cell>
          <table:table-cell office:value-type="string" calcext:value-type="string">
            <text:p>KXLY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Bitcoin and the global warming crisi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hit-on-net-neutrality-could-be-blow-to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7-12-16" calcext:value-type="date">
            <text:p>12/16/17</text:p>
          </table:table-cell>
          <table:table-cell office:value-type="string" calcext:value-type="string">
            <text:p>Hit On Net Neutrality Could Be Blow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fortune.com/2017/12/18/jp-morgan-bitcoin-zcash-wilcox/</text:p>
          </table:table-cell>
          <table:table-cell office:value-type="string" calcext:value-type="string">
            <text:p>Fortun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an This Man Build a Better Bitcoin?</text:p>
          </table:table-cell>
          <table:table-cell office:value-type="string" calcext:value-type="string">
            <text:p>sirer,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ime.com/money/5066095/bitcoin-cryptocurrency-bubble-pop-signals/</text:p>
          </table:table-cell>
          <table:table-cell office:value-type="string" calcext:value-type="string">
            <text:p>Tim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3 Big Reasons the Bitcoin Bubble Could Pop So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ney.howstuffworks.com/beyond-bitcoin-next-big-cryptocurrency.htm</text:p>
          </table:table-cell>
          <table:table-cell office:value-type="string" calcext:value-type="string">
            <text:p>HowStuffWorks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Beyond Bitcoin: What’s the Next Big Cryptocurrency?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hicagotribune.com/business/columnists/ct-biz-bitcoin-myths-20171215-story.html</text:p>
          </table:table-cell>
          <table:table-cell office:value-type="string" calcext:value-type="string">
            <text:p>Chicago Tribune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Five myths about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expressnewsline.com/2017/12/03/bitcoin-may-be-a-bubble-but-blockchain-is-not.html</text:p>
          </table:table-cell>
          <table:table-cell office:value-type="string" calcext:value-type="string">
            <text:p>Express Newsline</text:p>
          </table:table-cell>
          <table:table-cell office:value-type="date" office:date-value="2017-12-03" calcext:value-type="date">
            <text:p>12/03/17</text:p>
          </table:table-cell>
          <table:table-cell office:value-type="string" calcext:value-type="string">
            <text:p>Bitcoin may be a bubble, but blockchain is no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devs-destruction-inside-zcashs-second-crypto-ceremony/</text:p>
          </table:table-cell>
          <table:table-cell office:value-type="string" calcext:value-type="string">
            <text:p>Coin Desk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More Devs, More Destruction: Another Zcash Crypto Ceremony Is Underway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zk-snarks-everywhere-ethereum-privacy-tech-hits-tipping-point/</text:p>
          </table:table-cell>
          <table:table-cell office:value-type="string" calcext:value-type="string">
            <text:p>Coin Desk</text:p>
          </table:table-cell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Zk-Snarks Everywhere: Ethereum Privacy Tech Hits Tipping Poin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 table:number-rows-repeated="104811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54:Sheet1.AMJ4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6:14:00.634295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8T16:14:54.166772950</dc:date>
    <meta:generator>LibreOffice/5.1.6.2$Linux_X86_64 LibreOffice_project/10m0$Build-2</meta:generator>
    <meta:editing-duration>PT2H26M37S</meta:editing-duration>
    <meta:editing-cycles>111</meta:editing-cycles>
    <meta:document-statistic meta:table-count="1" meta:cell-count="2408" meta:object-count="0"/>
    <meta:user-defined meta:name=""/>
  </office:meta>
</office:document-meta>
</file>